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5.png"/>
  <manifest:file-entry manifest:media-type="image/png" manifest:full-path="Pictures/image16.png"/>
  <manifest:file-entry manifest:media-type="image/png" manifest:full-path="Pictures/image17.png"/>
  <manifest:file-entry manifest:media-type="image/png" manifest:full-path="Pictures/image18.png"/>
  <manifest:file-entry manifest:media-type="image/png" manifest:full-path="Pictures/image19.png"/>
  <manifest:file-entry manifest:media-type="image/png" manifest:full-path="Pictures/image20.png"/>
  <manifest:file-entry manifest:media-type="image/png" manifest:full-path="Pictures/image21.png"/>
  <manifest:file-entry manifest:media-type="image/png" manifest:full-path="Pictures/image22.png"/>
  <manifest:file-entry manifest:media-type="image/png" manifest:full-path="Pictures/image23.png"/>
  <manifest:file-entry manifest:media-type="image/png" manifest:full-path="Pictures/image24.png"/>
  <manifest:file-entry manifest:media-type="image/png" manifest:full-path="Pictures/image25.png"/>
  <manifest:file-entry manifest:media-type="image/png" manifest:full-path="Pictures/image26.png"/>
  <manifest:file-entry manifest:media-type="image/png" manifest:full-path="Pictures/image27.png"/>
  <manifest:file-entry manifest:media-type="image/png" manifest:full-path="Pictures/image28.png"/>
  <manifest:file-entry manifest:media-type="image/png" manifest:full-path="Pictures/image29.png"/>
  <manifest:file-entry manifest:media-type="image/png" manifest:full-path="Pictures/image30.png"/>
  <manifest:file-entry manifest:media-type="image/png" manifest:full-path="Pictures/image31.png"/>
  <manifest:file-entry manifest:media-type="image/png" manifest:full-path="Pictures/image3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P2" style:family="paragraph" style:parent-style-name="Standard">
      <style:paragraph-properties fo:break-before="auto" fo:line-height="115%" fo:margin-top="0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3" style:family="paragraph" style:parent-style-name="Standard">
      <style:paragraph-properties fo:break-before="auto" fo:line-height="115%" fo:margin-top="0cm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4" style:family="paragraph" style:parent-style-name="Standard">
      <style:paragraph-properties fo:break-before="auto" fo:line-height="115%" fo:margin-top="0cm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5" style:family="paragraph" style:parent-style-name="Standard">
      <style:paragraph-properties fo:break-before="auto" fo:line-height="115%" fo:margin-top="0cm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6" style:family="paragraph" style:parent-style-name="Standard">
      <style:paragraph-properties fo:break-before="auto" fo:line-height="115%" fo:margin-top="0cm" style:writing-mode="lr-tb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7" style:family="paragraph" style:parent-style-name="Standard">
      <style:paragraph-properties fo:break-before="auto" fo:line-height="115%" fo:margin-top="0cm" style:writing-mode="lr-tb"/>
    </style:style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8" style:family="paragraph" style:parent-style-name="Standard">
      <style:paragraph-properties fo:break-before="auto" fo:line-height="115%" fo:margin-top="0cm" style:writing-mode="lr-tb"/>
    </style:style>
    <style:style style:name="FR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9" style:family="paragraph" style:parent-style-name="Standard">
      <style:paragraph-properties fo:break-before="auto" fo:line-height="115%" fo:margin-top="0cm" style:writing-mode="lr-tb"/>
    </style:style>
    <style:style style:name="FR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0" style:family="paragraph" style:parent-style-name="Standard">
      <style:paragraph-properties fo:break-before="auto" fo:line-height="115%" fo:margin-top="0cm" style:writing-mode="lr-tb"/>
    </style:style>
    <style:style style:name="FR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1" style:family="paragraph" style:parent-style-name="Standard">
      <style:paragraph-properties fo:break-before="auto" fo:line-height="115%" fo:margin-top="0cm" style:writing-mode="lr-tb"/>
    </style:style>
    <style:style style:name="FR1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2" style:family="paragraph" style:parent-style-name="Standard">
      <style:paragraph-properties fo:break-before="auto" fo:line-height="115%" fo:margin-top="0cm" style:writing-mode="lr-tb"/>
    </style:style>
    <style:style style:name="FR1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3" style:family="paragraph" style:parent-style-name="Standard">
      <style:paragraph-properties fo:break-before="auto" fo:line-height="115%" fo:margin-top="0cm" style:writing-mode="lr-tb"/>
    </style:style>
    <style:style style:name="FR1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4" style:family="paragraph" style:parent-style-name="Standard">
      <style:paragraph-properties fo:break-before="auto" fo:line-height="115%" fo:margin-top="0cm" style:writing-mode="lr-tb"/>
    </style:style>
    <style:style style:name="FR1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5" style:family="paragraph" style:parent-style-name="Standard">
      <style:paragraph-properties fo:break-before="auto" fo:line-height="115%" fo:margin-top="0cm" style:writing-mode="lr-tb"/>
    </style:style>
    <style:style style:name="FR1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6" style:family="paragraph" style:parent-style-name="Standard">
      <style:paragraph-properties fo:break-before="auto" fo:line-height="115%" fo:margin-top="0cm" style:writing-mode="lr-tb"/>
    </style:style>
    <style:style style:name="FR1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7" style:family="paragraph" style:parent-style-name="Standard">
      <style:paragraph-properties fo:break-before="auto" fo:line-height="115%" fo:margin-top="0cm" fo:margin-bottom="0cm" style:writing-mode="lr-tb"/>
    </style:style>
    <style:style style:name="FR1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background-color="#ffffff"/>
    </style:style>
    <style:style style:name="T21_2" style:family="text">
      <style:text-properties fo:background-color="#ffffff"/>
    </style:style>
    <style:style style:name="T21_3" style:family="text">
      <style:text-properties fo:background-color="#ffffff"/>
    </style:style>
    <style:style style:name="T21_4" style:family="text">
      <style:text-properties fo:background-color="#ffffff"/>
    </style:style>
    <style:style style:name="T21_5" style:family="text">
      <style:text-properties fo:background-color="#ffffff"/>
    </style:style>
    <style:style style:name="T21_6" style:family="text">
      <style:text-properties fo:background-color="#ffffff"/>
    </style:style>
    <style:style style:name="P22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23" style:family="paragraph" style:parent-style-name="Standard">
      <style:paragraph-properties fo:break-before="auto" fo:line-height="115%" fo:margin-top="0cm" fo:margin-bottom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P24" style:family="paragraph" style:parent-style-name="Standard">
      <style:paragraph-properties fo:break-before="auto" fo:text-indent="1.27cm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fo:margin-top="0cm" fo:margin-bottom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P27" style:family="paragraph" style:parent-style-name="Standard">
      <style:paragraph-properties fo:break-before="auto" fo:text-indent="1.27cm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fo:margin-top="0cm" fo:margin-bottom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P30" style:family="paragraph" style:parent-style-name="Standard">
      <style:paragraph-properties fo:break-before="auto" fo:text-indent="0cm" fo:line-height="115%" fo:margin-left="1.27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fo:margin-top="0cm" fo:margin-bottom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P33" style:family="paragraph" style:parent-style-name="Standard">
      <style:paragraph-properties fo:break-before="auto" fo:text-indent="0cm" fo:line-height="115%" fo:margin-left="1.27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text-indent="0cm" fo:line-height="115%" fo:margin-left="1.27cm" style:writing-mode="lr-tb"/>
    </style:style>
    <style:style style:name="P36" style:family="paragraph" style:parent-style-name="Standard">
      <style:paragraph-properties fo:break-before="auto" fo:text-indent="0cm" fo:line-height="115%" fo:margin-left="1.27cm" style:writing-mode="lr-tb"/>
    </style:style>
    <style:style style:name="P37" style:family="paragraph" style:parent-style-name="Standard">
      <style:paragraph-properties fo:break-before="auto" fo:text-indent="0cm" fo:line-height="115%" fo:margin-left="1.27cm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background-color="#ff9900"/>
    </style:style>
    <style:style style:name="T39_2" style:family="text">
      <style:text-properties fo:background-color="#ff9900"/>
    </style:style>
    <style:style style:name="T39_3" style:family="text">
      <style:text-properties fo:background-color="#ff9900"/>
    </style:style>
    <style:style style:name="T39_4" style:family="text">
      <style:text-properties fo:background-color="#ff9900"/>
    </style:style>
    <style:style style:name="T39_5" style:family="text">
      <style:text-properties fo:background-color="#ff9900"/>
    </style:style>
    <style:style style:name="T39_6" style:family="text">
      <style:text-properties fo:background-color="#ff9900"/>
    </style:style>
    <style:style style:name="T39_7" style:family="text">
      <style:text-properties fo:background-color="#ff9900"/>
    </style:style>
    <style:style style:name="T39_8" style:family="text">
      <style:text-properties fo:background-color="#ff9900"/>
    </style:style>
    <style:style style:name="T39_9" style:family="text">
      <style:text-properties fo:background-color="#ff9900"/>
    </style:style>
    <style:style style:name="T39_10" style:family="text">
      <style:text-properties fo:background-color="#ff9900"/>
    </style:style>
    <style:style style:name="T39_11" style:family="text">
      <style:text-properties fo:background-color="#ff9900"/>
    </style:style>
    <style:style style:name="T39_12" style:family="text">
      <style:text-properties fo:background-color="#ff9900"/>
    </style:style>
    <style:style style:name="T39_13" style:family="text">
      <style:text-properties fo:background-color="#ff9900"/>
    </style:style>
    <style:style style:name="T39_14" style:family="text">
      <style:text-properties fo:background-color="#ff9900"/>
    </style:style>
    <style:style style:name="T39_15" style:family="text">
      <style:text-properties fo:background-color="#ff9900"/>
    </style:style>
    <style:style style:name="T39_16" style:family="text">
      <style:text-properties fo:background-color="#ff9900"/>
    </style:style>
    <style:style style:name="T39_17" style:family="text">
      <style:text-properties fo:background-color="#ff9900"/>
    </style:style>
    <style:style style:name="T39_18" style:family="text">
      <style:text-properties fo:background-color="#ff9900"/>
    </style:style>
    <style:style style:name="T39_19" style:family="text">
      <style:text-properties fo:background-color="#ff9900"/>
    </style:style>
    <style:style style:name="T39_20" style:family="text">
      <style:text-properties fo:background-color="#ff9900"/>
    </style:style>
    <style:style style:name="T39_21" style:family="text">
      <style:text-properties fo:background-color="#ff9900"/>
    </style:style>
    <style:style style:name="T39_22" style:family="text">
      <style:text-properties fo:background-color="#ff9900"/>
    </style:style>
    <style:style style:name="T39_23" style:family="text">
      <style:text-properties fo:background-color="#ff9900"/>
    </style:style>
    <style:style style:name="T39_24" style:family="text">
      <style:text-properties fo:background-color="#ff9900"/>
    </style:style>
    <style:style style:name="T39_25" style:family="text">
      <style:text-properties fo:background-color="#ff9900"/>
    </style:style>
    <style:style style:name="T39_26" style:family="text">
      <style:text-properties fo:background-color="#ff9900"/>
    </style:style>
    <style:style style:name="T39_27" style:family="text">
      <style:text-properties fo:background-color="#ff9900"/>
    </style:style>
    <style:style style:name="T39_28" style:family="text">
      <style:text-properties fo:background-color="#ff9900"/>
    </style:style>
    <style:style style:name="T39_29" style:family="text">
      <style:text-properties fo:background-color="#ff9900"/>
    </style:style>
    <style:style style:name="T39_30" style:family="text">
      <style:text-properties fo:background-color="#ff9900"/>
    </style:style>
    <style:style style:name="T39_31" style:family="text">
      <style:text-properties fo:background-color="#ff9900"/>
    </style:style>
    <style:style style:name="T39_32" style:family="text">
      <style:text-properties fo:background-color="#ff9900"/>
    </style:style>
    <style:style style:name="T39_33" style:family="text">
      <style:text-properties fo:background-color="#ff9900"/>
    </style:style>
    <style:style style:name="P40" style:family="paragraph" style:parent-style-name="Standard">
      <style:paragraph-properties fo:break-before="auto" fo:line-height="115%" style:writing-mode="lr-tb"/>
      <style:text-properties fo:background-color="#ff9900"/>
    </style:style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P43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5.963cm" fo:margin-left="0cm"/>
    </style:style>
    <style:style style:name="Column1" style:family="table-column">
      <style:table-column-properties style:column-width="2.046cm"/>
    </style:style>
    <style:style style:name="Column2" style:family="table-column">
      <style:table-column-properties style:column-width="4.233cm"/>
    </style:style>
    <style:style style:name="Column3" style:family="table-column">
      <style:table-column-properties style:column-width="3.704cm"/>
    </style:style>
    <style:style style:name="Column4" style:family="table-column">
      <style:table-column-properties style:column-width="3.096cm"/>
    </style:style>
    <style:style style:name="Column5" style:family="table-column">
      <style:table-column-properties style:column-width="2.884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FR1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FR1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FR1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FR2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FR2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FR2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FR2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1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2_1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FR2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FR2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FR2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FR2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FR2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FR2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FR3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FR3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FR3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break-before="auto" fo:line-height="115%" style:writing-mode="lr-tb"/>
    </style:style>
    <style:style style:name="P145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GRAMMATICA</text:span><text:span text:style-name="T1_2">:</text:span></text:p>
      <text:list text:style-name="LS1" xml:id="list0">
        <text:list-item>
          <text:p text:style-name="P2"><draw:frame svg:x="0cm" svg:y="0cm" svg:width="11.192cm" svg:height="0.529cm" draw:style-name="FR1" text:anchor-type="as-char" draw:z-index="0"><draw:image xlink:href="Pictures/image1.png" xlink:type="simple" xlink:show="embed" xlink:actuate="onLoad"/></draw:frame></text:p>
        </text:list-item>
        <text:list-item>
          <text:p text:style-name="P3"><draw:frame svg:x="0cm" svg:y="0cm" svg:width="4.789cm" svg:height="0.476cm" draw:style-name="FR2" text:anchor-type="as-char" draw:z-index="0"><draw:image xlink:href="Pictures/image2.png" xlink:type="simple" xlink:show="embed" xlink:actuate="onLoad"/></draw:frame></text:p>
        </text:list-item>
        <text:list-item>
          <text:p text:style-name="P4"><draw:frame svg:x="0cm" svg:y="0cm" svg:width="5.08cm" svg:height="0.529cm" draw:style-name="FR3" text:anchor-type="as-char" draw:z-index="0"><draw:image xlink:href="Pictures/image3.png" xlink:type="simple" xlink:show="embed" xlink:actuate="onLoad"/></draw:frame></text:p>
        </text:list-item>
        <text:list-item>
          <text:p text:style-name="P5"><draw:frame svg:x="0cm" svg:y="0cm" svg:width="19.156cm" svg:height="0.556cm" draw:style-name="FR4" text:anchor-type="as-char" draw:z-index="0"><draw:image xlink:href="Pictures/image4.png" xlink:type="simple" xlink:show="embed" xlink:actuate="onLoad"/></draw:frame></text:p>
        </text:list-item>
        <text:list-item>
          <text:p text:style-name="P6"><draw:frame svg:x="0cm" svg:y="0cm" svg:width="3.016cm" svg:height="0.476cm" draw:style-name="FR5" text:anchor-type="as-char" draw:z-index="0"><draw:image xlink:href="Pictures/image5.png" xlink:type="simple" xlink:show="embed" xlink:actuate="onLoad"/></draw:frame></text:p>
        </text:list-item>
        <text:list-item>
          <text:p text:style-name="P7"><draw:frame svg:x="0cm" svg:y="0cm" svg:width="5.424cm" svg:height="0.529cm" draw:style-name="FR6" text:anchor-type="as-char" draw:z-index="0"><draw:image xlink:href="Pictures/image6.png" xlink:type="simple" xlink:show="embed" xlink:actuate="onLoad"/></draw:frame></text:p>
        </text:list-item>
        <text:list-item>
          <text:p text:style-name="P8"><draw:frame svg:x="0cm" svg:y="0cm" svg:width="2.117cm" svg:height="0.37cm" draw:style-name="FR7" text:anchor-type="as-char" draw:z-index="0"><draw:image xlink:href="Pictures/image7.png" xlink:type="simple" xlink:show="embed" xlink:actuate="onLoad"/></draw:frame></text:p>
        </text:list-item>
        <text:list-item>
          <text:p text:style-name="P9"><draw:frame svg:x="0cm" svg:y="0cm" svg:width="5.556cm" svg:height="0.529cm" draw:style-name="FR8" text:anchor-type="as-char" draw:z-index="0"><draw:image xlink:href="Pictures/image8.png" xlink:type="simple" xlink:show="embed" xlink:actuate="onLoad"/></draw:frame></text:p>
        </text:list-item>
        <text:list-item>
          <text:p text:style-name="P10"><draw:frame svg:x="0cm" svg:y="0cm" svg:width="6.906cm" svg:height="0.556cm" draw:style-name="FR9" text:anchor-type="as-char" draw:z-index="0"><draw:image xlink:href="Pictures/image9.png" xlink:type="simple" xlink:show="embed" xlink:actuate="onLoad"/></draw:frame></text:p>
        </text:list-item>
        <text:list-item>
          <text:p text:style-name="P11"><draw:frame svg:x="0cm" svg:y="0cm" svg:width="5.609cm" svg:height="0.556cm" draw:style-name="FR10" text:anchor-type="as-char" draw:z-index="0"><draw:image xlink:href="Pictures/image10.png" xlink:type="simple" xlink:show="embed" xlink:actuate="onLoad"/></draw:frame></text:p>
        </text:list-item>
        <text:list-item>
          <text:p text:style-name="P12"><draw:frame svg:x="0cm" svg:y="0cm" svg:width="3.122cm" svg:height="0.529cm" draw:style-name="FR11" text:anchor-type="as-char" draw:z-index="0"><draw:image xlink:href="Pictures/image11.png" xlink:type="simple" xlink:show="embed" xlink:actuate="onLoad"/></draw:frame></text:p>
        </text:list-item>
        <text:list-item>
          <text:p text:style-name="P13"><draw:frame svg:x="0cm" svg:y="0cm" svg:width="3.016cm" svg:height="0.529cm" draw:style-name="FR12" text:anchor-type="as-char" draw:z-index="0"><draw:image xlink:href="Pictures/image12.png" xlink:type="simple" xlink:show="embed" xlink:actuate="onLoad"/></draw:frame></text:p>
        </text:list-item>
        <text:list-item>
          <text:p text:style-name="P14"><draw:frame svg:x="0cm" svg:y="0cm" svg:width="8.176cm" svg:height="0.529cm" draw:style-name="FR13" text:anchor-type="as-char" draw:z-index="0"><draw:image xlink:href="Pictures/image13.png" xlink:type="simple" xlink:show="embed" xlink:actuate="onLoad"/></draw:frame></text:p>
        </text:list-item>
        <text:list-item>
          <text:p text:style-name="P15"><draw:frame svg:x="0cm" svg:y="0cm" svg:width="6.112cm" svg:height="0.556cm" draw:style-name="FR14" text:anchor-type="as-char" draw:z-index="0"><draw:image xlink:href="Pictures/image14.png" xlink:type="simple" xlink:show="embed" xlink:actuate="onLoad"/></draw:frame></text:p>
        </text:list-item>
        <text:list-item>
          <text:p text:style-name="P16"><draw:frame svg:x="0cm" svg:y="0cm" svg:width="7.567cm" svg:height="0.556cm" draw:style-name="FR15" text:anchor-type="as-char" draw:z-index="0"><draw:image xlink:href="Pictures/image15.png" xlink:type="simple" xlink:show="embed" xlink:actuate="onLoad"/></draw:frame></text:p>
        </text:list-item>
        <text:list-item>
          <text:p text:style-name="P17"><draw:frame svg:x="0cm" svg:y="0cm" svg:width="5.424cm" svg:height="0.556cm" draw:style-name="FR16" text:anchor-type="as-char" draw:z-index="0"><draw:image xlink:href="Pictures/image16.png" xlink:type="simple" xlink:show="embed" xlink:actuate="onLoad"/></draw:frame></text:p>
        </text:list-item>
      </text:list>
      <text:p text:style-name="P18"/>
      <text:p text:style-name="P19"/>
      <text:p text:style-name="P20"/>
      <text:p text:style-name="P21"><text:span text:style-name="T21_1">ESEMPIO</text:span><text:span text:style-name="T21_2"><text:s/></text:span><text:span text:style-name="T21_3">DI</text:span><text:span text:style-name="T21_4"><text:s/></text:span><text:span text:style-name="T21_5">FOLLOW</text:span><text:span text:style-name="T21_6">:</text:span></text:p>
      <text:p text:style-name="P22"/>
      <text:list text:style-name="LS2" xml:id="list16">
        <text:list-item>
          <text:p text:style-name="P23"><text:span text:style-name="T23_1">Follow</text:span><text:span text:style-name="T23_2"><text:s/>(</text:span><text:span text:style-name="T23_3">Exp</text:span><text:span text:style-name="T23_4">)<text:s/>=<text:s/></text:span></text:p>
        </text:list-item>
      </text:list>
      <text:p text:style-name="P24"><text:span text:style-name="T24_1">end</text:span><text:span text:style-name="T24_2">,</text:span><text:span text:style-name="T24_3">then</text:span><text:span text:style-name="T24_4">,</text:span><text:span text:style-name="T24_5">else</text:span><text:span text:style-name="T24_6">,</text:span><text:span text:style-name="T24_7">First</text:span><text:span text:style-name="T24_8">(</text:span><text:span text:style-name="T24_9">X</text:span><text:span text:style-name="T24_10">),<text:s/></text:span><text:span text:style-name="T24_11">First</text:span><text:span text:style-name="T24_12">(</text:span><text:span text:style-name="T24_13">N</text:span><text:span text:style-name="T24_14">)</text:span></text:p>
      <text:p text:style-name="P25"/>
      <text:list text:style-name="LS2" xml:id="list17" text:continue-list="list16">
        <text:list-item>
          <text:p text:style-name="P26"><text:span text:style-name="T26_1">Follow</text:span><text:span text:style-name="T26_2">(</text:span><text:span text:style-name="T26_3">Exp</text:span><text:span text:style-name="T26_4">)<text:s/>=<text:s/></text:span></text:p>
        </text:list-item>
      </text:list>
      <text:p text:style-name="P27"><text:span text:style-name="T27_1">end</text:span><text:span text:style-name="T27_2">,</text:span><text:span text:style-name="T27_3">then</text:span><text:span text:style-name="T27_4">,</text:span><text:span text:style-name="T27_5">else</text:span><text:span text:style-name="T27_6">,<text:s/>(</text:span><text:span text:style-name="T27_7">and</text:span><text:span text:style-name="T27_8">,<text:s/></text:span><text:span text:style-name="T27_9">Follow</text:span><text:span text:style-name="T27_10">(</text:span><text:span text:style-name="T27_11">Bind</text:span><text:span text:style-name="T27_12">)),(,<text:s/>,<text:s/></text:span><text:span text:style-name="T27_13">Follow</text:span><text:span text:style-name="T27_14">(</text:span><text:span text:style-name="T27_15">Seq</text:span><text:span text:style-name="T27_16">_</text:span><text:span text:style-name="T27_17">Exp</text:span><text:span text:style-name="T27_18">))</text:span></text:p>
      <text:p text:style-name="P28"/>
      <text:list text:style-name="LS2" xml:id="list18" text:continue-list="list16">
        <text:list-item>
          <text:p text:style-name="P29"><text:span text:style-name="T29_1">Follow</text:span><text:span text:style-name="T29_2">(</text:span><text:span text:style-name="T29_3">Exp</text:span><text:span text:style-name="T29_4">)<text:s/>=<text:s/></text:span></text:p>
        </text:list-item>
      </text:list>
      <text:p text:style-name="P30"><text:span text:style-name="T30_1">end</text:span><text:span text:style-name="T30_2">,<text:s/></text:span><text:span text:style-name="T30_3">then</text:span><text:span text:style-name="T30_4">,</text:span><text:span text:style-name="T30_5">else</text:span><text:span text:style-name="T30_6">,(</text:span><text:span text:style-name="T30_7">and</text:span><text:span text:style-name="T30_8">,<text:s/></text:span><text:span text:style-name="T30_9">in</text:span><text:span text:style-name="T30_10">),<text:s text:c="2"/>,<text:s text:c="2"/>,<text:s/></text:span><text:span text:style-name="T30_11">Follow</text:span><text:span text:style-name="T30_12">(</text:span><text:span text:style-name="T30_13">Seq</text:span><text:span text:style-name="T30_14">_</text:span><text:span text:style-name="T30_15">Exp</text:span><text:span text:style-name="T30_16">))</text:span></text:p>
      <text:p text:style-name="P31"/>
      <text:list text:style-name="LS2" xml:id="list19" text:continue-list="list16">
        <text:list-item>
          <text:p text:style-name="P32"><text:span text:style-name="T32_1">Follow</text:span><text:span text:style-name="T32_2">(</text:span><text:span text:style-name="T32_3">Exp</text:span><text:span text:style-name="T32_4">)<text:s/>=<text:s/></text:span></text:p>
        </text:list-item>
      </text:list>
      <text:p text:style-name="P33"><text:span text:style-name="T33_1">end</text:span><text:span text:style-name="T33_2">,</text:span><text:span text:style-name="T33_3">then</text:span><text:span text:style-name="T33_4">,</text:span><text:span text:style-name="T33_5">else</text:span><text:span text:style-name="T33_6">,<text:s/>(</text:span><text:span text:style-name="T33_7">and</text:span><text:span text:style-name="T33_8">,<text:s/></text:span><text:span text:style-name="T33_9">in</text:span><text:span text:style-name="T33_10">),<text:s text:c="2"/>,<text:s text:c="2"/>,<text:s/>)</text:span></text:p>
      <text:p text:style-name="P34"/>
      <text:p text:style-name="P35"/>
      <text:p text:style-name="P36"/>
      <text:p text:style-name="P37"/>
      <text:p text:style-name="P38"/>
      <text:p text:style-name="P39"><text:span text:style-name="T39_1">Quando</text:span><text:span text:style-name="T39_2"><text:s/></text:span><text:span text:style-name="T39_3">nel</text:span><text:span text:style-name="T39_4"><text:s/></text:span><text:span text:style-name="T39_5">follow</text:span><text:span text:style-name="T39_6"><text:s/></text:span><text:span text:style-name="T39_7">hai</text:span><text:span text:style-name="T39_8"><text:s/></text:span><text:span text:style-name="T39_9">un</text:span><text:span text:style-name="T39_10"><text:s/></text:span><text:span text:style-name="T39_11">epsilon</text:span><text:span text:style-name="T39_12">,<text:s/></text:span><text:span text:style-name="T39_13">devi</text:span><text:span text:style-name="T39_14"><text:s/></text:span><text:span text:style-name="T39_15">guardare</text:span><text:span text:style-name="T39_16"><text:s/></text:span><text:span text:style-name="T39_17">il</text:span><text:span text:style-name="T39_18"><text:s/></text:span><text:span text:style-name="T39_19">first</text:span><text:span text:style-name="T39_20"><text:s/></text:span><text:span text:style-name="T39_21">delle</text:span><text:span text:style-name="T39_22"><text:s/></text:span><text:span text:style-name="T39_23">produzioni</text:span><text:span text:style-name="T39_24"><text:s/></text:span><text:span text:style-name="T39_25">che</text:span><text:span text:style-name="T39_26"><text:s/></text:span><text:span text:style-name="T39_27">seguono</text:span><text:span text:style-name="T39_28"><text:s/></text:span><text:span text:style-name="T39_29">il</text:span><text:span text:style-name="T39_30"><text:s/></text:span><text:span text:style-name="T39_31">non</text:span><text:span text:style-name="T39_32">-</text:span><text:span text:style-name="T39_33">terminale</text:span></text:p>
      <text:p text:style-name="P40"/>
      <text:p text:style-name="P41"/>
      <text:p text:style-name="P42"><text:span text:style-name="T42_1">TABELLA</text:span><text:span text:style-name="T42_2">:</text:span></text:p>
      <text:p text:style-name="P43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row table:style-name="Row1">
          <table:table-cell table:style-name="Cell1">
            <text:p text:style-name="P44"><text:span text:style-name="T44_1">Non</text:span><text:span text:style-name="T44_2"><text:s/></text:span><text:span text:style-name="T44_3">terminale</text:span></text:p>
          </table:table-cell>
          <table:table-cell table:style-name="Cell2">
            <text:p text:style-name="P45"><text:span text:style-name="T45_1">First</text:span></text:p>
          </table:table-cell>
          <table:table-cell table:style-name="Cell3">
            <text:p text:style-name="P46"><text:span text:style-name="T46_1">Follow</text:span></text:p>
          </table:table-cell>
          <table:table-cell table:style-name="Cell4">
            <text:p text:style-name="P47"><text:span text:style-name="T47_1">First</text:span><text:span text:style-name="T47_2"><text:s/></text:span><text:span text:style-name="T47_3">finale</text:span></text:p>
          </table:table-cell>
          <table:table-cell table:style-name="Cell5">
            <text:p text:style-name="P48"><text:span text:style-name="T48_1">Follow</text:span><text:span text:style-name="T48_2"><text:s/></text:span><text:span text:style-name="T48_3">finale</text:span></text:p>
          </table:table-cell>
        </table:table-row>
        <table:table-row table:style-name="Row2">
          <table:table-cell table:style-name="Cell6">
            <text:p text:style-name="P49"><draw:frame svg:x="0cm" svg:y="0cm" svg:width="2.196cm" svg:height="0.556cm" draw:style-name="FR17" text:anchor-type="as-char" draw:z-index="0"><draw:image xlink:href="Pictures/image17.png" xlink:type="simple" xlink:show="embed" xlink:actuate="onLoad"/></draw:frame></text:p>
          </table:table-cell>
          <table:table-cell table:style-name="Cell7">
            <text:p text:style-name="P50"><text:span text:style-name="T50_1">var</text:span><text:span text:style-name="T50_2">,<text:s/></text:span><text:span text:style-name="T50_3">epsilon</text:span></text:p>
          </table:table-cell>
          <table:table-cell table:style-name="Cell8">
            <text:p text:style-name="P51"><text:span text:style-name="T51_1">)</text:span></text:p>
          </table:table-cell>
          <table:table-cell table:style-name="Cell9">
            <text:p text:style-name="P52"><text:span text:style-name="T52_1">var</text:span><text:span text:style-name="T52_2">,</text:span><text:span text:style-name="T52_3">epsilon</text:span></text:p>
          </table:table-cell>
          <table:table-cell table:style-name="Cell10">
            <text:p text:style-name="P53"><text:span text:style-name="T53_1">)</text:span></text:p>
          </table:table-cell>
        </table:table-row>
        <table:table-row table:style-name="Row3">
          <table:table-cell table:style-name="Cell11">
            <text:p text:style-name="P54"><draw:frame svg:x="0cm" svg:y="0cm" svg:width="0.423cm" svg:height="0.37cm" draw:style-name="FR18" text:anchor-type="as-char" draw:z-index="0"><draw:image xlink:href="Pictures/image18.png" xlink:type="simple" xlink:show="embed" xlink:actuate="onLoad"/></draw:frame></text:p>
          </table:table-cell>
          <table:table-cell table:style-name="Cell12">
            <text:p text:style-name="P55"><text:span text:style-name="T55_1">,<text:s/></text:span><text:span text:style-name="T55_2">epsilon</text:span></text:p>
          </table:table-cell>
          <table:table-cell table:style-name="Cell13">
            <text:p text:style-name="P56"><text:span text:style-name="T56_1">Follow</text:span><text:span text:style-name="T56_2">(</text:span><text:span text:style-name="T56_3">Seq</text:span><text:span text:style-name="T56_4">_</text:span><text:span text:style-name="T56_5">Exp</text:span><text:span text:style-name="T56_6">)</text:span></text:p>
          </table:table-cell>
          <table:table-cell table:style-name="Cell14">
            <text:p text:style-name="P57"><text:span text:style-name="T57_1">,<text:s/></text:span><text:span text:style-name="T57_2">epsilon</text:span></text:p>
          </table:table-cell>
          <table:table-cell table:style-name="Cell15">
            <text:p text:style-name="P58"><text:span text:style-name="T58_1">)</text:span></text:p>
          </table:table-cell>
        </table:table-row>
        <table:table-row table:style-name="Row4">
          <table:table-cell table:style-name="Cell16">
            <text:p text:style-name="P59"><draw:frame svg:x="0cm" svg:y="0cm" svg:width="2.275cm" svg:height="0.556cm" draw:style-name="FR19" text:anchor-type="as-char" draw:z-index="0"><draw:image xlink:href="Pictures/image19.png" xlink:type="simple" xlink:show="embed" xlink:actuate="onLoad"/></draw:frame></text:p>
          </table:table-cell>
          <table:table-cell table:style-name="Cell17">
            <text:p text:style-name="P60"><text:span text:style-name="T60_1">First</text:span><text:span text:style-name="T60_2">(</text:span><text:span text:style-name="T60_3">Exp</text:span><text:span text:style-name="T60_4">),<text:s/></text:span><text:span text:style-name="T60_5">epsilon</text:span></text:p>
          </table:table-cell>
          <table:table-cell table:style-name="Cell18">
            <text:p text:style-name="P61"><text:span text:style-name="T61_1">)</text:span></text:p>
          </table:table-cell>
          <table:table-cell table:style-name="Cell19">
            <text:p text:style-name="P62"><text:span text:style-name="T62_1">var</text:span><text:span text:style-name="T62_2">,<text:s/></text:span><text:span text:style-name="T62_3">let</text:span><text:span text:style-name="T62_4">,<text:s/></text:span><text:span text:style-name="T62_5">letrec</text:span><text:span text:style-name="T62_6">,<text:s/></text:span><text:span text:style-name="T62_7">lambda</text:span><text:span text:style-name="T62_8">,<text:s/></text:span><text:span text:style-name="T62_9">exp</text:span><text:span text:style-name="T62_10">_</text:span><text:span text:style-name="T62_11">const</text:span><text:span text:style-name="T62_12">,<text:s/>(,<text:s/></text:span><text:span text:style-name="T62_13">cons</text:span><text:span text:style-name="T62_14">,<text:s/></text:span><text:span text:style-name="T62_15">car</text:span><text:span text:style-name="T62_16">,<text:s/></text:span><text:span text:style-name="T62_17">cdr</text:span><text:span text:style-name="T62_18">,<text:s/></text:span><text:span text:style-name="T62_19">eq</text:span><text:span text:style-name="T62_20">,<text:s/></text:span><text:span text:style-name="T62_21">leq</text:span><text:span text:style-name="T62_22">,<text:s/></text:span><text:span text:style-name="T62_23">atom</text:span><text:span text:style-name="T62_24">,<text:s/></text:span><text:span text:style-name="T62_25">if</text:span><text:span text:style-name="T62_26">,<text:s/></text:span><text:span text:style-name="T62_27">epsilon</text:span></text:p>
          </table:table-cell>
          <table:table-cell table:style-name="Cell20">
            <text:p text:style-name="P63"><text:span text:style-name="T63_1">)</text:span></text:p>
          </table:table-cell>
        </table:table-row>
        <table:table-row table:style-name="Row5">
          <table:table-cell table:style-name="Cell21">
            <text:p text:style-name="P64"><draw:frame svg:x="0cm" svg:y="0cm" svg:width="1.058cm" svg:height="0.397cm" draw:style-name="FR20" text:anchor-type="as-char" draw:z-index="0"><draw:image xlink:href="Pictures/image20.png" xlink:type="simple" xlink:show="embed" xlink:actuate="onLoad"/></draw:frame></text:p>
          </table:table-cell>
          <table:table-cell table:style-name="Cell22">
            <text:p text:style-name="P65"><text:span text:style-name="T65_1">cons</text:span><text:span text:style-name="T65_2">,<text:s/></text:span><text:span text:style-name="T65_3">car</text:span><text:span text:style-name="T65_4">,<text:s/></text:span><text:span text:style-name="T65_5">cdr</text:span><text:span text:style-name="T65_6">,<text:s/></text:span><text:span text:style-name="T65_7">eq</text:span><text:span text:style-name="T65_8">,<text:s/></text:span><text:span text:style-name="T65_9">leq</text:span><text:span text:style-name="T65_10">,<text:s/></text:span><text:span text:style-name="T65_11">atom</text:span></text:p>
          </table:table-cell>
          <table:table-cell table:style-name="Cell23">
            <text:p text:style-name="P66"><text:span text:style-name="T66_1">(</text:span></text:p>
          </table:table-cell>
          <table:table-cell table:style-name="Cell24">
            <text:p text:style-name="P67"><text:span text:style-name="T67_1">cons</text:span><text:span text:style-name="T67_2">,<text:s/></text:span><text:span text:style-name="T67_3">car</text:span><text:span text:style-name="T67_4">,<text:s/></text:span><text:span text:style-name="T67_5">cdr</text:span><text:span text:style-name="T67_6">,<text:s/></text:span><text:span text:style-name="T67_7">eq</text:span><text:span text:style-name="T67_8">,<text:s/></text:span><text:span text:style-name="T67_9">leq</text:span><text:span text:style-name="T67_10">,<text:s/></text:span><text:span text:style-name="T67_11">atom</text:span></text:p>
          </table:table-cell>
          <table:table-cell table:style-name="Cell25">
            <text:p text:style-name="P68"><text:span text:style-name="T68_1">(</text:span></text:p>
          </table:table-cell>
        </table:table-row>
        <table:table-row table:style-name="Row6">
          <table:table-cell table:style-name="Cell26">
            <text:p text:style-name="P69"><draw:frame svg:x="0cm" svg:y="0cm" svg:width="1.191cm" svg:height="0.397cm" draw:style-name="FR21" text:anchor-type="as-char" draw:z-index="0"><draw:image xlink:href="Pictures/image21.png" xlink:type="simple" xlink:show="embed" xlink:actuate="onLoad"/></draw:frame></text:p>
          </table:table-cell>
          <table:table-cell table:style-name="Cell27">
            <text:p text:style-name="P70"><text:span text:style-name="T70_1">*,<text:s/>/</text:span></text:p>
          </table:table-cell>
          <table:table-cell table:style-name="Cell28">
            <text:p text:style-name="P71"><text:span text:style-name="T71_1">First</text:span><text:span text:style-name="T71_2">(</text:span><text:span text:style-name="T71_3">F</text:span><text:span text:style-name="T71_4">)</text:span></text:p>
          </table:table-cell>
          <table:table-cell table:style-name="Cell29">
            <text:p text:style-name="P72"><text:span text:style-name="T72_1">*,<text:s/>/</text:span></text:p>
          </table:table-cell>
          <table:table-cell table:style-name="Cell30">
            <text:p text:style-name="P73"><text:span text:style-name="T73_1">var</text:span><text:span text:style-name="T73_2">,<text:s/></text:span><text:span text:style-name="T73_3">exp</text:span><text:span text:style-name="T73_4">_</text:span><text:span text:style-name="T73_5">const</text:span><text:span text:style-name="T73_6">,<text:s/>(</text:span></text:p>
          </table:table-cell>
        </table:table-row>
        <table:table-row table:style-name="Row7">
          <table:table-cell table:style-name="Cell31">
            <text:p text:style-name="P74"><draw:frame svg:x="0cm" svg:y="0cm" svg:width="1.032cm" svg:height="0.397cm" draw:style-name="FR22" text:anchor-type="as-char" draw:z-index="0"><draw:image xlink:href="Pictures/image22.png" xlink:type="simple" xlink:show="embed" xlink:actuate="onLoad"/></draw:frame></text:p>
          </table:table-cell>
          <table:table-cell table:style-name="Cell32">
            <text:p text:style-name="P75"><text:span text:style-name="T75_1">+,<text:s/>-</text:span></text:p>
          </table:table-cell>
          <table:table-cell table:style-name="Cell33">
            <text:p text:style-name="P76"><text:span text:style-name="T76_1">First</text:span><text:span text:style-name="T76_2">(</text:span><text:span text:style-name="T76_3">T</text:span><text:span text:style-name="T76_4">)</text:span></text:p>
          </table:table-cell>
          <table:table-cell table:style-name="Cell34">
            <text:p text:style-name="P77"><text:span text:style-name="T77_1">+,<text:s/>-</text:span></text:p>
          </table:table-cell>
          <table:table-cell table:style-name="Cell35">
            <text:p text:style-name="P78"><text:span text:style-name="T78_1">var</text:span><text:span text:style-name="T78_2">,<text:s/></text:span><text:span text:style-name="T78_3">exp</text:span><text:span text:style-name="T78_4">_</text:span><text:span text:style-name="T78_5">const</text:span><text:span text:style-name="T78_6"><text:s/>(</text:span></text:p>
          </table:table-cell>
        </table:table-row>
        <table:table-row table:style-name="Row8">
          <table:table-cell table:style-name="Cell36">
            <text:p text:style-name="P79"><draw:frame svg:x="0cm" svg:y="0cm" svg:width="0.37cm" svg:height="0.37cm" draw:style-name="FR23" text:anchor-type="as-char" draw:z-index="0"><draw:image xlink:href="Pictures/image23.png" xlink:type="simple" xlink:show="embed" xlink:actuate="onLoad"/></draw:frame></text:p>
          </table:table-cell>
          <table:table-cell table:style-name="Cell37">
            <text:p text:style-name="P80"><text:span text:style-name="T80_1">(,<text:s/></text:span><text:span text:style-name="T80_2">epsilon</text:span></text:p>
          </table:table-cell>
          <table:table-cell table:style-name="Cell38">
            <text:p text:style-name="P81"><text:span text:style-name="T81_1">Follow</text:span><text:span text:style-name="T81_2">(</text:span><text:span text:style-name="T81_3">F</text:span><text:span text:style-name="T81_4">)</text:span></text:p>
          </table:table-cell>
          <table:table-cell table:style-name="Cell39">
            <text:p text:style-name="P82"><text:span text:style-name="T82_1">(,<text:s/></text:span><text:span text:style-name="T82_2">epsilon</text:span></text:p>
          </table:table-cell>
          <table:table-cell table:style-name="Cell40">
            <text:p text:style-name="P83"><text:span text:style-name="T83_1">*,/,+,-,),</text:span><text:span text:style-name="T83_2">end</text:span><text:span text:style-name="T83_3">,</text:span><text:span text:style-name="T83_4">then</text:span><text:span text:style-name="T83_5">,</text:span><text:span text:style-name="T83_6">else</text:span><text:span text:style-name="T83_7">,<text:s/></text:span><text:span text:style-name="T83_8">and</text:span><text:span text:style-name="T83_9">,<text:s/></text:span><text:span text:style-name="T83_10">in</text:span><text:span text:style-name="T83_11">,<text:s text:c="2"/>,<text:s text:c="2"/>,</text:span></text:p>
          </table:table-cell>
        </table:table-row>
        <table:table-row table:style-name="Row9">
          <table:table-cell table:style-name="Cell41">
            <text:p text:style-name="P84"><draw:frame svg:x="0cm" svg:y="0cm" svg:width="0.37cm" svg:height="0.37cm" draw:style-name="FR24" text:anchor-type="as-char" draw:z-index="0"><draw:image xlink:href="Pictures/image24.png" xlink:type="simple" xlink:show="embed" xlink:actuate="onLoad"/></draw:frame></text:p>
          </table:table-cell>
          <table:table-cell table:style-name="Cell42">
            <text:p text:style-name="P85"><text:span text:style-name="T85_1">var</text:span><text:span text:style-name="T85_2">,<text:s/></text:span><text:span text:style-name="T85_3">exp</text:span><text:span text:style-name="T85_4">_</text:span><text:span text:style-name="T85_5">const</text:span><text:span text:style-name="T85_6">,<text:s/>(</text:span></text:p>
          </table:table-cell>
          <table:table-cell table:style-name="Cell43">
            <text:p text:style-name="P86"><text:span text:style-name="T86_1">{<text:s/></text:span><text:span text:style-name="T86_2">First</text:span><text:span text:style-name="T86_3">(</text:span><text:span text:style-name="T86_4">T</text:span><text:span text:style-name="T86_5">1)<text:s/>}</text:span></text:p>
            <text:p text:style-name="P87"><text:span text:style-name="T87_1">U</text:span><text:span text:style-name="T87_2"><text:s/></text:span></text:p>
            <text:p text:style-name="P88"><text:span text:style-name="T88_1">{<text:s/></text:span><text:span text:style-name="T88_2">Follow</text:span><text:span text:style-name="T88_3">(</text:span><text:span text:style-name="T88_4">T</text:span><text:span text:style-name="T88_5">)<text:s/>}</text:span></text:p>
          </table:table-cell>
          <table:table-cell table:style-name="Cell44">
            <text:p text:style-name="P89"><text:span text:style-name="T89_1">var</text:span><text:span text:style-name="T89_2">,<text:s/></text:span><text:span text:style-name="T89_3">exp</text:span><text:span text:style-name="T89_4">_</text:span><text:span text:style-name="T89_5">const</text:span><text:span text:style-name="T89_6">,<text:s/>(</text:span></text:p>
          </table:table-cell>
          <table:table-cell table:style-name="Cell45">
            <text:p text:style-name="P90"><text:span text:style-name="T90_1">*,/,+,-,),</text:span><text:span text:style-name="T90_2">end</text:span><text:span text:style-name="T90_3">,</text:span><text:span text:style-name="T90_4">then</text:span><text:span text:style-name="T90_5">,</text:span><text:span text:style-name="T90_6">else</text:span><text:span text:style-name="T90_7">,<text:s/></text:span><text:span text:style-name="T90_8">and</text:span><text:span text:style-name="T90_9">,<text:s/></text:span><text:span text:style-name="T90_10">in</text:span><text:span text:style-name="T90_11">,<text:s text:c="2"/>,<text:s text:c="2"/>,</text:span></text:p>
          </table:table-cell>
        </table:table-row>
        <table:table-row table:style-name="Row10">
          <table:table-cell table:style-name="Cell46">
            <text:p text:style-name="P91"><draw:frame svg:x="0cm" svg:y="0cm" svg:width="0.529cm" svg:height="0.37cm" draw:style-name="FR25" text:anchor-type="as-char" draw:z-index="0"><draw:image xlink:href="Pictures/image25.png" xlink:type="simple" xlink:show="embed" xlink:actuate="onLoad"/></draw:frame></text:p>
          </table:table-cell>
          <table:table-cell table:style-name="Cell47">
            <text:p text:style-name="P92"><text:span text:style-name="T92_1">First</text:span><text:span text:style-name="T92_2">(</text:span><text:span text:style-name="T92_3">OPM</text:span><text:span text:style-name="T92_4">),<text:s/></text:span><text:span text:style-name="T92_5">epsilon</text:span></text:p>
          </table:table-cell>
          <table:table-cell table:style-name="Cell48">
            <text:p text:style-name="P93"><text:span text:style-name="T93_1">Follow</text:span><text:span text:style-name="T93_2">(</text:span><text:span text:style-name="T93_3">T</text:span><text:span text:style-name="T93_4">)</text:span></text:p>
          </table:table-cell>
          <table:table-cell table:style-name="Cell49">
            <text:p text:style-name="P94"><text:span text:style-name="T94_1">*,<text:s/>/,<text:s/></text:span><text:span text:style-name="T94_2">epsilon</text:span></text:p>
          </table:table-cell>
          <table:table-cell table:style-name="Cell50">
            <text:p text:style-name="P95"><text:span text:style-name="T95_1">+,-,),</text:span><text:span text:style-name="T95_2">end</text:span><text:span text:style-name="T95_3">,</text:span><text:span text:style-name="T95_4">then</text:span><text:span text:style-name="T95_5">,</text:span><text:span text:style-name="T95_6">else</text:span><text:span text:style-name="T95_7">,<text:s/></text:span><text:span text:style-name="T95_8">and</text:span><text:span text:style-name="T95_9">,<text:s/></text:span><text:span text:style-name="T95_10">in</text:span><text:span text:style-name="T95_11">,<text:s text:c="2"/>,<text:s text:c="2"/>,</text:span></text:p>
          </table:table-cell>
        </table:table-row>
        <table:table-row table:style-name="Row11">
          <table:table-cell table:style-name="Cell51">
            <text:p text:style-name="P96"><draw:frame svg:x="0cm" svg:y="0cm" svg:width="0.344cm" svg:height="0.37cm" draw:style-name="FR26" text:anchor-type="as-char" draw:z-index="0"><draw:image xlink:href="Pictures/image26.png" xlink:type="simple" xlink:show="embed" xlink:actuate="onLoad"/></draw:frame></text:p>
          </table:table-cell>
          <table:table-cell table:style-name="Cell52">
            <text:p text:style-name="P97"><text:span text:style-name="T97_1">First</text:span><text:span text:style-name="T97_2">(</text:span><text:span text:style-name="T97_3">F</text:span><text:span text:style-name="T97_4">)</text:span></text:p>
          </table:table-cell>
          <table:table-cell table:style-name="Cell53">
            <text:p text:style-name="P98"><text:span text:style-name="T98_1">{<text:s/></text:span><text:span text:style-name="T98_2">Fisrt</text:span><text:span text:style-name="T98_3">(</text:span><text:span text:style-name="T98_4">E</text:span><text:span text:style-name="T98_5">1)<text:s/>}</text:span></text:p>
            <text:p text:style-name="P99"><text:span text:style-name="T99_1"><text:s/></text:span><text:span text:style-name="T99_2">U</text:span></text:p>
            <text:p text:style-name="P100"><text:span text:style-name="T100_1">{<text:s/></text:span><text:span text:style-name="T100_2">Follow</text:span><text:span text:style-name="T100_3">(</text:span><text:span text:style-name="T100_4">E</text:span><text:span text:style-name="T100_5">1)<text:s/>}</text:span></text:p>
          </table:table-cell>
          <table:table-cell table:style-name="Cell54">
            <text:p text:style-name="P101"><text:span text:style-name="T101_1">var</text:span><text:span text:style-name="T101_2">,<text:s/></text:span><text:span text:style-name="T101_3">exp</text:span><text:span text:style-name="T101_4">_</text:span><text:span text:style-name="T101_5">const</text:span><text:span text:style-name="T101_6">,<text:s/>(</text:span></text:p>
          </table:table-cell>
          <table:table-cell table:style-name="Cell55">
            <text:p text:style-name="P102"><text:span text:style-name="T102_1">+,-,),</text:span><text:span text:style-name="T102_2">end</text:span><text:span text:style-name="T102_3">,</text:span><text:span text:style-name="T102_4">then</text:span><text:span text:style-name="T102_5">,</text:span><text:span text:style-name="T102_6">else</text:span><text:span text:style-name="T102_7">,<text:s/></text:span><text:span text:style-name="T102_8">and</text:span><text:span text:style-name="T102_9">,<text:s/></text:span><text:span text:style-name="T102_10">in</text:span><text:span text:style-name="T102_11">,<text:s text:c="2"/>,<text:s text:c="2"/>,</text:span></text:p>
          </table:table-cell>
        </table:table-row>
        <table:table-row table:style-name="Row12">
          <table:table-cell table:style-name="Cell56">
            <text:p text:style-name="P103"><draw:frame svg:x="0cm" svg:y="0cm" svg:width="0.556cm" svg:height="0.37cm" draw:style-name="FR27" text:anchor-type="as-char" draw:z-index="0"><draw:image xlink:href="Pictures/image27.png" xlink:type="simple" xlink:show="embed" xlink:actuate="onLoad"/></draw:frame></text:p>
          </table:table-cell>
          <table:table-cell table:style-name="Cell57">
            <text:p text:style-name="P104"><text:span text:style-name="T104_1">First</text:span><text:span text:style-name="T104_2">(</text:span><text:span text:style-name="T104_3">OPA</text:span><text:span text:style-name="T104_4">)<text:s/></text:span></text:p>
          </table:table-cell>
          <table:table-cell table:style-name="Cell58">
            <text:p text:style-name="P105"><text:span text:style-name="T105_1">Follow</text:span><text:span text:style-name="T105_2">(</text:span><text:span text:style-name="T105_3">ExpA</text:span><text:span text:style-name="T105_4">)</text:span></text:p>
          </table:table-cell>
          <table:table-cell table:style-name="Cell59">
            <text:p text:style-name="P106"><text:span text:style-name="T106_1">+,<text:s/>-,<text:s/></text:span><text:span text:style-name="T106_2">epsilon</text:span></text:p>
          </table:table-cell>
          <table:table-cell table:style-name="Cell60">
            <text:p text:style-name="P107"><text:span text:style-name="T107_1">),</text:span><text:span text:style-name="T107_2">end</text:span><text:span text:style-name="T107_3">,</text:span><text:span text:style-name="T107_4">then</text:span><text:span text:style-name="T107_5">,</text:span><text:span text:style-name="T107_6">else</text:span><text:span text:style-name="T107_7">,<text:s/></text:span><text:span text:style-name="T107_8">and</text:span><text:span text:style-name="T107_9">,<text:s/></text:span><text:span text:style-name="T107_10">in</text:span><text:span text:style-name="T107_11">,<text:s text:c="2"/>,<text:s text:c="2"/>,</text:span></text:p>
          </table:table-cell>
        </table:table-row>
        <table:table-row table:style-name="Row13">
          <table:table-cell table:style-name="Cell61">
            <text:p text:style-name="P108"><draw:frame svg:x="0cm" svg:y="0cm" svg:width="1.217cm" svg:height="0.476cm" draw:style-name="FR28" text:anchor-type="as-char" draw:z-index="0"><draw:image xlink:href="Pictures/image28.png" xlink:type="simple" xlink:show="embed" xlink:actuate="onLoad"/></draw:frame></text:p>
          </table:table-cell>
          <table:table-cell table:style-name="Cell62">
            <text:p text:style-name="P109"><text:span text:style-name="T109_1">First</text:span><text:span text:style-name="T109_2">(</text:span><text:span text:style-name="T109_3">T</text:span><text:span text:style-name="T109_4">)</text:span></text:p>
          </table:table-cell>
          <table:table-cell table:style-name="Cell63">
            <text:p text:style-name="P110"><text:span text:style-name="T110_1">{<text:s/>)<text:s/>}</text:span></text:p>
            <text:p text:style-name="P111"><text:span text:style-name="T111_1">U</text:span></text:p>
            <text:p text:style-name="P112"><text:span text:style-name="T112_1">{<text:s/></text:span><text:span text:style-name="T112_2">Follow</text:span><text:span text:style-name="T112_3">(</text:span><text:span text:style-name="T112_4">Exp</text:span><text:span text:style-name="T112_5">)<text:s/>}</text:span></text:p>
          </table:table-cell>
          <table:table-cell table:style-name="Cell64">
            <text:p text:style-name="P113"><text:span text:style-name="T113_1">var</text:span><text:span text:style-name="T113_2">,<text:s/></text:span><text:span text:style-name="T113_3">exp</text:span><text:span text:style-name="T113_4">_</text:span><text:span text:style-name="T113_5">const</text:span><text:span text:style-name="T113_6">,<text:s/>(</text:span></text:p>
          </table:table-cell>
          <table:table-cell table:style-name="Cell65">
            <text:p text:style-name="P114"><text:span text:style-name="T114_1">),</text:span><text:span text:style-name="T114_2">end</text:span><text:span text:style-name="T114_3">,</text:span><text:span text:style-name="T114_4">then</text:span><text:span text:style-name="T114_5">,</text:span><text:span text:style-name="T114_6">else</text:span><text:span text:style-name="T114_7">,<text:s/></text:span><text:span text:style-name="T114_8">and</text:span><text:span text:style-name="T114_9">,<text:s/></text:span><text:span text:style-name="T114_10">in</text:span><text:span text:style-name="T114_11">,<text:s text:c="2"/>,<text:s text:c="2"/>,<text:s text:c="2"/></text:span></text:p>
            <text:p text:style-name="P115"/>
          </table:table-cell>
        </table:table-row>
        <table:table-row table:style-name="Row14">
          <table:table-cell table:style-name="Cell66">
            <text:p text:style-name="P116"><draw:frame svg:x="0cm" svg:y="0cm" svg:width="0.926cm" svg:height="0.476cm" draw:style-name="FR29" text:anchor-type="as-char" draw:z-index="0"><draw:image xlink:href="Pictures/image29.png" xlink:type="simple" xlink:show="embed" xlink:actuate="onLoad"/></draw:frame></text:p>
          </table:table-cell>
          <table:table-cell table:style-name="Cell67">
            <text:p text:style-name="P117"><text:span text:style-name="T117_1">First</text:span><text:span text:style-name="T117_2">(</text:span><text:span text:style-name="T117_3">Prog</text:span><text:span text:style-name="T117_4">)<text:s/></text:span><text:span text:style-name="T117_5">U</text:span><text:span text:style-name="T117_6"><text:s/>{</text:span><text:span text:style-name="T117_7">lambda</text:span><text:span text:style-name="T117_8">}<text:s/></text:span><text:span text:style-name="T117_9">U</text:span></text:p>
            <text:p text:style-name="P118"><text:span text:style-name="T118_1">First</text:span><text:span text:style-name="T118_2">(</text:span><text:span text:style-name="T118_3">ExpA</text:span><text:span text:style-name="T118_4">)<text:s/></text:span><text:span text:style-name="T118_5">U</text:span><text:span text:style-name="T118_6"><text:s/></text:span><text:span text:style-name="T118_7">First</text:span><text:span text:style-name="T118_8">(</text:span><text:span text:style-name="T118_9">OPP</text:span><text:span text:style-name="T118_10">)<text:s/></text:span><text:span text:style-name="T118_11">U</text:span><text:span text:style-name="T118_12"><text:s/>{</text:span><text:span text:style-name="T118_13">if</text:span><text:span text:style-name="T118_14">}</text:span></text:p>
          </table:table-cell>
          <table:table-cell table:style-name="Cell68">
            <text:p text:style-name="P119"><text:span text:style-name="T119_1">{<text:s/></text:span><text:span text:style-name="T119_2">end</text:span><text:span text:style-name="T119_3">,</text:span><text:span text:style-name="T119_4">then</text:span><text:span text:style-name="T119_5">,</text:span><text:span text:style-name="T119_6">else</text:span><text:span text:style-name="T119_7"><text:s/>}</text:span></text:p>
            <text:p text:style-name="P120"><text:span text:style-name="T120_1">U</text:span></text:p>
            <text:p text:style-name="P121"><text:span text:style-name="T121_1">{<text:s/></text:span><text:span text:style-name="T121_2">First</text:span><text:span text:style-name="T121_3">(</text:span><text:span text:style-name="T121_4">X</text:span><text:span text:style-name="T121_5">)<text:s/>}</text:span></text:p>
            <text:p text:style-name="P122"><text:span text:style-name="T122_1">U</text:span></text:p>
            <text:p text:style-name="P123"><text:span text:style-name="T123_1">{<text:s/></text:span><text:span text:style-name="T123_2">First</text:span><text:span text:style-name="T123_3">(</text:span><text:span text:style-name="T123_4">N</text:span><text:span text:style-name="T123_5">)<text:s/>}</text:span></text:p>
            <text:p text:style-name="P124"/>
          </table:table-cell>
          <table:table-cell table:style-name="Cell69">
            <text:p text:style-name="P125"><text:span text:style-name="T125_1">end</text:span><text:span text:style-name="T125_2">,<text:s/></text:span><text:span text:style-name="T125_3">and</text:span><text:span text:style-name="T125_4">,</text:span><text:span text:style-name="T125_5">then</text:span><text:span text:style-name="T125_6">,<text:s/></text:span><text:span text:style-name="T125_7">else</text:span><text:span text:style-name="T125_8">,<text:s/></text:span><text:span text:style-name="T125_9">in</text:span><text:span text:style-name="T125_10">,<text:s/></text:span><text:span text:style-name="T125_11">let</text:span><text:span text:style-name="T125_12">,<text:s/></text:span><text:span text:style-name="T125_13">letrec</text:span><text:span text:style-name="T125_14">,<text:s/></text:span><text:span text:style-name="T125_15">lambda</text:span><text:span text:style-name="T125_16">,<text:s/></text:span><text:span text:style-name="T125_17">var</text:span><text:span text:style-name="T125_18">,<text:s/></text:span><text:span text:style-name="T125_19">exp</text:span><text:span text:style-name="T125_20">_</text:span><text:span text:style-name="T125_21">const</text:span><text:span text:style-name="T125_22">,<text:s/>(<text:s/>,<text:s/></text:span><text:span text:style-name="T125_23">cons</text:span><text:span text:style-name="T125_24">,</text:span><text:span text:style-name="T125_25">car</text:span><text:span text:style-name="T125_26">,</text:span><text:span text:style-name="T125_27">cdr</text:span><text:span text:style-name="T125_28">,</text:span><text:span text:style-name="T125_29">eq</text:span><text:span text:style-name="T125_30">,</text:span><text:span text:style-name="T125_31">leq</text:span><text:span text:style-name="T125_32">,</text:span><text:span text:style-name="T125_33">atom</text:span><text:span text:style-name="T125_34">,</text:span><text:span text:style-name="T125_35">if</text:span><text:span text:style-name="T125_36">,<text:s/>)</text:span></text:p>
          </table:table-cell>
          <table:table-cell table:style-name="Cell70">
            <text:p text:style-name="P126"><text:span text:style-name="T126_1">end</text:span><text:span text:style-name="T126_2">,</text:span><text:span text:style-name="T126_3">then</text:span><text:span text:style-name="T126_4">,</text:span><text:span text:style-name="T126_5">else</text:span><text:span text:style-name="T126_6">,<text:s/></text:span><text:span text:style-name="T126_7">and</text:span><text:span text:style-name="T126_8">,<text:s/></text:span><text:span text:style-name="T126_9">in</text:span><text:span text:style-name="T126_10">,<text:s text:c="2"/>,<text:s text:c="2"/>,<text:s/>)</text:span></text:p>
          </table:table-cell>
        </table:table-row>
        <table:table-row table:style-name="Row15">
          <table:table-cell table:style-name="Cell71">
            <text:p text:style-name="P127"><draw:frame svg:x="0cm" svg:y="0cm" svg:width="0.423cm" svg:height="0.37cm" draw:style-name="FR30" text:anchor-type="as-char" draw:z-index="0"><draw:image xlink:href="Pictures/image30.png" xlink:type="simple" xlink:show="embed" xlink:actuate="onLoad"/></draw:frame></text:p>
          </table:table-cell>
          <table:table-cell table:style-name="Cell72">
            <text:p text:style-name="P128"><text:span text:style-name="T128_1">and</text:span><text:span text:style-name="T128_2">,<text:s/></text:span><text:span text:style-name="T128_3">epsilon</text:span></text:p>
          </table:table-cell>
          <table:table-cell table:style-name="Cell73">
            <text:p text:style-name="P129"><text:span text:style-name="T129_1">Follow</text:span><text:span text:style-name="T129_2">(</text:span><text:span text:style-name="T129_3">Bind</text:span><text:span text:style-name="T129_4">)</text:span></text:p>
          </table:table-cell>
          <table:table-cell table:style-name="Cell74">
            <text:p text:style-name="P130"><text:span text:style-name="T130_1">and</text:span><text:span text:style-name="T130_2">,<text:s/></text:span><text:span text:style-name="T130_3">epsilon</text:span></text:p>
          </table:table-cell>
          <table:table-cell table:style-name="Cell75">
            <text:p text:style-name="P131"><text:span text:style-name="T131_1">in</text:span><text:span text:style-name="T131_2">,</text:span></text:p>
          </table:table-cell>
        </table:table-row>
        <table:table-row table:style-name="Row16">
          <table:table-cell table:style-name="Cell76">
            <text:p text:style-name="P132"><draw:frame svg:x="0cm" svg:y="0cm" svg:width="1.005cm" svg:height="0.37cm" draw:style-name="FR31" text:anchor-type="as-char" draw:z-index="0"><draw:image xlink:href="Pictures/image31.png" xlink:type="simple" xlink:show="embed" xlink:actuate="onLoad"/></draw:frame></text:p>
          </table:table-cell>
          <table:table-cell table:style-name="Cell77">
            <text:p text:style-name="P133"><text:span text:style-name="T133_1">var</text:span></text:p>
          </table:table-cell>
          <table:table-cell table:style-name="Cell78">
            <text:p text:style-name="P134"><text:span text:style-name="T134_1">in</text:span></text:p>
          </table:table-cell>
          <table:table-cell table:style-name="Cell79">
            <text:p text:style-name="P135"><text:span text:style-name="T135_1">var</text:span></text:p>
          </table:table-cell>
          <table:table-cell table:style-name="Cell80">
            <text:p text:style-name="P136"><text:span text:style-name="T136_1">in</text:span></text:p>
          </table:table-cell>
        </table:table-row>
        <table:table-row table:style-name="Row17">
          <table:table-cell table:style-name="Cell81">
            <text:p text:style-name="P137"><draw:frame svg:x="0cm" svg:y="0cm" svg:width="1.058cm" svg:height="0.476cm" draw:style-name="FR32" text:anchor-type="as-char" draw:z-index="0"><draw:image xlink:href="Pictures/image32.png" xlink:type="simple" xlink:show="embed" xlink:actuate="onLoad"/></draw:frame></text:p>
          </table:table-cell>
          <table:table-cell table:style-name="Cell82">
            <text:p text:style-name="P138"><text:span text:style-name="T138_1">let</text:span><text:span text:style-name="T138_2">,<text:s/></text:span><text:span text:style-name="T138_3">letrec</text:span></text:p>
          </table:table-cell>
          <table:table-cell table:style-name="Cell83">
            <text:p text:style-name="P139"><text:span text:style-name="T139_1">{<text:s/>$<text:s/>}<text:s/></text:span></text:p>
            <text:p text:style-name="P140"><text:span text:style-name="T140_1">U</text:span><text:span text:style-name="T140_2"><text:s/></text:span></text:p>
            <text:p text:style-name="P141"><text:span text:style-name="T141_1">{<text:s/></text:span><text:span text:style-name="T141_2">Follow</text:span><text:span text:style-name="T141_3">(</text:span><text:span text:style-name="T141_4">Exp</text:span><text:span text:style-name="T141_5">)<text:s/>}</text:span></text:p>
          </table:table-cell>
          <table:table-cell table:style-name="Cell84">
            <text:p text:style-name="P142"><text:span text:style-name="T142_1">let</text:span><text:span text:style-name="T142_2">,<text:s/></text:span><text:span text:style-name="T142_3">letrec</text:span></text:p>
          </table:table-cell>
          <table:table-cell table:style-name="Cell85">
            <text:p text:style-name="P143"><text:span text:style-name="T143_1">end</text:span><text:span text:style-name="T143_2">,</text:span><text:span text:style-name="T143_3">then</text:span><text:span text:style-name="T143_4">,</text:span><text:span text:style-name="T143_5">else</text:span><text:span text:style-name="T143_6">,<text:s/></text:span><text:span text:style-name="T143_7">and</text:span><text:span text:style-name="T143_8">,<text:s/></text:span><text:span text:style-name="T143_9">in</text:span><text:span text:style-name="T143_10">,<text:s text:c="2"/>,<text:s text:c="2"/>,<text:s/>)</text:span></text:p>
          </table:table-cell>
        </table:table-row>
      </table:table>
      <text:p text:style-name="P144"/>
      <text:p text:style-name="P14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